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ConfigurationException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onfigurationException.getIdent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onfigurationException.XMLConfigurationException( short type , String identifier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MLConfigurationException.XMLConfigurationException( short type , String ident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